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Iskoola Pota" svg:font-family="'Iskoola Pot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lain_20_Text">
      <style:text-properties officeooo:paragraph-rsid="00108b12"/>
    </style:style>
    <style:style style:name="T1" style:family="text">
      <style:text-properties style:font-name="Courier New"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lain_20_Text"><text:span text:style-name="T1">Hi All, </text:span></text:p>
      <text:p text:style-name="Plain_20_Text"><text:span text:style-name="T1">Here are the steps to carryout in order to run a survey instance e2e from command line. Note that this does not including notifying surveyors by email as that would involve human input in order to avoid flooding user mailboxes. Note all test files has a built-in -h or --help option to show the command line options accepted by the script. (except for load_employee_list which still accaept --help option only).</text:span></text:p>
      <text:p text:style-name="Plain_20_Text"><text:span text:style-name="T1"><text:tab/>Ex. For php scripts: &gt;&gt;php loadquestionslist.php --help should display <text:s/>Usage: loadquestionslist [-h|--help] [-p|--print] &lt;question_list_file_path&gt;</text:span></text:p>
      <text:p text:style-name="Plain_20_Text"><text:span text:style-name="T1"><text:tab/>For python scripts <text:s/>&gt;&gt;python3 load_employee_list.py --help should display Usage: load_employee_list.py [--help] [-h|--host &lt;host_name&gt;] [-d|--db &lt;db_name&gt;] [-f|--fix] [-c|--conf &lt;appconfig_file&gt;] &lt;employee_excel_file&gt;</text:span></text:p>
      <text:p text:style-name="Plain_20_Text"><text:span text:style-name="T1">Also note that these scripts were written to test functionality of the module, so they will </text:span></text:p>
      <text:p text:style-name="Plain_20_Text"><text:span text:style-name="T1"/></text:p>
      <text:p text:style-name="Plain_20_Text"><text:span text:style-name="T1">1. Create a new Database instance: Execute survey360.sql in Workbench (this step is not required if you already have the latest instance of 360_survey_schema)</text:span></text:p>
      <text:p text:style-name="Plain_20_Text"><text:span text:style-name="T1"/></text:p>
      <text:p text:style-name="Plain_20_Text"><text:span text:style-name="T1">2. Load the employee data to DB: Use the Python script load_employee_list.py with the latest employee list excel file provided by HR from the Employee List folder</text:span></text:p>
      <text:p text:style-name="Plain_20_Text"><text:span text:style-name="T1"><text:tab/>&gt;&gt;python3 load_employee_list.py &lt;employee_list_excel_file_path&gt;</text:span></text:p>
      <text:p text:style-name="Plain_20_Text"><text:span text:style-name="T1"/></text:p>
      <text:p text:style-name="Plain_20_Text"><text:span text:style-name="T1">3. Load one or more Question List files: Run the following command from the QuestionsList directory</text:span></text:p>
      <text:p text:style-name="Plain_20_Text"><text:span text:style-name="T1"><text:tab/>&gt;&gt;php loadquestionslist &lt;question_list_file_path&gt;</text:span></text:p>
      <text:p text:style-name="P1"><text:span text:style-name="T1"><text:tab/>There are multiple json files in the data directory. After completion, the application will display the question_list_id assigned to the JSON file that was loaded.</text:span></text:p>
      <text:p text:style-name="P1"><text:span text:style-name="T1"><text:tab/></text:span></text:p>
      <text:p text:style-name="Plain_20_Text"><text:span text:style-name="T1">4.Create a new Survey: <text:s/>From the Survey directory, execute the command &gt;&gt;php surveytst.php &lt;question_list_id&gt;. Note this requires you to enter a question list id as input. You can use the id created after executing the previous step. In addition to creating a new survey this also executes multiple tests in order to validate some of the functionlity. At present you dont need to note down the survey id that is created by this test application. </text:span></text:p>
      <text:p text:style-name="Plain_20_Text"><text:span text:style-name="T1"/></text:p>
      <text:p text:style-name="Plain_20_Text"><text:span text:style-name="T1">5. Create a survey Assignment: Select an employee Id to be surveyed from the StaffList excel file 'Sheet1'. Select a question list id that is already created. NOTE: At present this test application will create a new Survey instance using the question list id provided as input. Excute the command &gt;&gt;&gt;php surveyassignmenttst.php [-a|--assignor &lt;assignor_eid&gt;] [-q|--qlid &lt;question_list_id&gt;] &lt;surveyee_eid&gt;. Both question list id and assignor eid are optional parameters which will default to 100 and eid 96 if not provided. You will need to note down the survey id that is created by the application.</text:span></text:p>
      <text:p text:style-name="Plain_20_Text"><text:span text:style-name="T1"/></text:p>
      <text:p text:style-name="Plain_20_Text"><text:span text:style-name="T1">6. Send Mail functionality (Optional): Currently Send Mail functionality is not integrated with Survey Assignment as the URL generation is still in progress. You can still test the Send <text:s/>Mail functionality using sendmailtst.php file in the SendMail directory. Note this is a stand alone program with the Surveyor details hard coded (currently to my gmail address). So you should change the Surveyor details (specifically set </text:span><text:soft-page-break/><text:span text:style-name="T1">$surveyor_email <text:s/>variable to your email address) in the file before execution.</text:span></text:p>
      <text:p text:style-name="Plain_20_Text"><text:span text:style-name="T1"/></text:p>
      <text:p text:style-name="Plain_20_Text"><text:span text:style-name="T1">7. Provide Surveyor Feedback: Use the program surveyfeedbacktst.php to generate random feedback by surveyors. &gt;&gt;surveyfeedbacktst.php [-s|--surveyor &lt;surveyor_id&gt;] [-e|--eid &lt;employee_id&gt;] &lt;survey_id&gt; Following combination of input parameters are supported.</text:span></text:p>
      <text:p text:style-name="Plain_20_Text"><text:span text:style-name="T1">&lt;survey_id&gt; : Mandatory parameter. Feedback is provided for ALL survey assignments for a survey.</text:span></text:p>
      <text:p text:style-name="Plain_20_Text"><text:span text:style-name="T1">&lt;employee_id&gt; &lt;survey_id&gt;: Feedback is provided to complete all survey assignments open to evaluate an employee</text:span></text:p>
      <text:p text:style-name="Plain_20_Text"><text:span text:style-name="T1">&lt;surveyor_id&gt; &lt;survey_id&gt;: Feedback is provided to complete all survey assignments open for a surveyor</text:span></text:p>
      <text:p text:style-name="Plain_20_Text"><text:span text:style-name="T1">&lt;surveyor_id&gt; &lt;employee_id&gt; &lt;survey_id&gt;: Feedback provided to complete all survey assignments open for a surveyor to evaluate an employee. Since a surveyor can only have one survey assignment to evaluate an employee, this will only result in a single feedback.</text:span></text:p>
      <text:p text:style-name="Plain_20_Text"><text:span text:style-name="T1">Note:Currently the feedback provided is purely random. Ideally we need to introduce some sort of bias here in order to produce more realistic data. <text:s/></text:span></text:p>
      <text:p text:style-name="Plain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Iskoola Pota" svg:font-family="'Iskoola Pot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true" style:font-name-asian="F" style:font-size-asian="11pt" style:language-asian="en" style:country-asian="GB" style:font-name-complex="Iskoola Pota" style:font-size-complex="11pt" style:language-complex="si" style:country-complex="LK"/>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true" style:font-name-asian="F" style:font-size-asian="11pt" style:language-asian="en" style:country-asian="GB" style:font-name-complex="Iskoola Pota" style:font-size-complex="11pt" style:language-complex="si" style:country-complex="L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complex="Arial Unicode MS" style:font-family-complex="'Arial Unicode MS'"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lain_20_Text" style:display-name="Plain Text" style:family="paragraph" style:parent-style-name="Standard" loext:linked-style-name="Plain_20_Text_20_Char">
      <style:paragraph-properties fo:margin-top="0in" fo:margin-bottom="0in" style:contextual-spacing="false" fo:line-height="100%"/>
      <style:text-properties style:font-name="Consolas" fo:font-family="Consolas" style:font-family-generic="roman" style:font-pitch="variable" fo:font-size="10.5pt" style:font-size-asian="10.5pt" style:font-size-complex="10.5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nsolas" fo:font-family="Consolas" style:font-family-generic="roman" style:font-pitch="variable" fo:font-size="10.5pt" style:font-size-asian="10.5pt" style:font-name-complex="Arial Unicode MS" style:font-family-complex="'Arial Unicode MS'" style:font-family-generic-complex="system" style:font-pitch-complex="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264in" fo:margin-right="0.927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meta:editing-cycles>
    <meta:creation-date>2024-01-31T08:42:00</meta:creation-date>
    <dc:date>2024-01-31T15:05:03.972027270</dc:date>
    <meta:editing-duration>PT11M29S</meta:editing-duration>
    <meta:generator>LibreOffice/7.3.7.2$Linux_X86_64 LibreOffice_project/30$Build-2</meta:generator>
    <meta:document-statistic meta:table-count="0" meta:image-count="0" meta:object-count="0" meta:page-count="2" meta:paragraph-count="21" meta:word-count="611" meta:character-count="4098" meta:non-whitespace-character-count="3506"/>
    <meta:user-defined meta:name="AppVersion">16.0000</meta:user-defined>
    <meta:template xlink:type="simple" xlink:actuate="onRequest" xlink:title="Normal" xlink:href=""/>
  </office:meta>
</office:document-meta>
</file>